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8000002643EA4C05B2EAB95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DejaVu Serif" officeooo:rsid="0012f4e2" officeooo:paragraph-rsid="0012f4e2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148cm, 1.907cm, 1.72cm, 1.84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62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mplectic Euler Algorithm:</text:p>
      <text:p text:style-name="P1"/>
      <text:p text:style-name="P1"><text:tab/>The use of the symplectic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1.854cm" svg:y="0.469cm" svg:width="14.443cm" svg:height="10.343cm" draw:z-index="2"><draw:image xlink:href="Pictures/1000000000000318000002643EA4C05B2EAB95FF.jpg" xlink:type="simple" xlink:show="embed" xlink:actuate="onLoad"/></draw:frame></text:p>
      <text:p text:style-name="P1"/>
      <text:p text:style-name="P1"/>
      <text:p text:style-name="P1"><draw:frame text:anchor-type="paragraph" draw:z-index="1" draw:style-name="gr1" draw:text-style-name="P2" svg:width="0.555cm" svg:height="0.625cm" svg:x="9.028cm" svg:y="9.209cm"><draw:text-box><text:p>x</text:p></draw:text-box></draw:frame><draw:frame text:anchor-type="paragraph" draw:z-index="0" draw:style-name="gr1" draw:text-style-name="P2" svg:width="0.555cm" svg:height="0.625cm" svg:x="1.161cm" svg:y="3.604cm"><draw:text-box><text:p>y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53:57.056653926</meta:creation-date>
    <dc:date>2015-10-26T17:07:21.120694267</dc:date>
    <meta:editing-duration>PT43M14S</meta:editing-duration>
    <meta:editing-cycles>1</meta:editing-cycles>
    <meta:document-statistic meta:table-count="0" meta:image-count="1" meta:object-count="0" meta:page-count="1" meta:paragraph-count="3" meta:word-count="8" meta:character-count="54" meta:non-whitespace-character-count="46"/>
    <meta:generator>LibreOffice/5.0.2.2$Linux_X86_64 LibreOffice_project/00m0$Build-2</meta:generator>
  </office:meta>
</office:document-meta>
</file>